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dc0c9" officeooo:paragraph-rsid="003dc0c9" style:font-style-asian="normal" style:font-style-complex="normal"/>
    </style:style>
    <style:style style:name="P2" style:family="paragraph" style:parent-style-name="Standard">
      <style:text-properties fo:font-style="normal" officeooo:rsid="003dc0c9" officeooo:paragraph-rsid="003e47cb" style:font-style-asian="normal" style:font-style-complex="normal"/>
    </style:style>
    <style:style style:name="P3" style:family="paragraph" style:parent-style-name="Standard">
      <style:text-properties fo:font-style="normal" officeooo:rsid="0043958d" officeooo:paragraph-rsid="0043958d" style:font-style-asian="normal" style:font-style-complex="normal"/>
    </style:style>
    <style:style style:name="P4" style:family="paragraph" style:parent-style-name="Standard">
      <style:text-properties fo:font-style="normal" officeooo:rsid="00459196" officeooo:paragraph-rsid="00459196" style:font-style-asian="normal" style:font-style-complex="normal"/>
    </style:style>
    <style:style style:name="P5" style:family="paragraph" style:parent-style-name="Standard">
      <style:text-properties fo:font-style="normal" officeooo:rsid="0046efdd" officeooo:paragraph-rsid="0046efdd" style:font-style-asian="normal" style:font-style-complex="normal"/>
    </style:style>
    <style:style style:name="P6" style:family="paragraph" style:parent-style-name="Standard">
      <style:text-properties fo:font-style="normal" officeooo:rsid="004b4c50" officeooo:paragraph-rsid="004b4c50" style:font-style-asian="normal" style:font-style-complex="normal"/>
    </style:style>
    <style:style style:name="P7" style:family="paragraph" style:parent-style-name="Standard">
      <style:text-properties fo:font-style="normal" officeooo:rsid="004ce75a" officeooo:paragraph-rsid="004ce75a" style:font-style-asian="normal" style:font-style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rsid="003dc0c9" officeooo:paragraph-rsid="003dc0c9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4b4c50" officeooo:paragraph-rsid="004b4c50" style:font-style-asian="normal" style:font-style-complex="normal"/>
    </style:style>
    <style:style style:name="P10" style:family="paragraph" style:parent-style-name="Standard">
      <style:text-properties fo:font-style="normal" officeooo:rsid="004b4c50" officeooo:paragraph-rsid="004b4c50" style:font-style-asian="normal" style:font-style-complex="normal"/>
    </style:style>
    <style:style style:name="P11" style:family="paragraph" style:parent-style-name="Standard">
      <style:text-properties fo:font-style="normal" officeooo:rsid="004f44b7" officeooo:paragraph-rsid="004ce75a" style:font-style-asian="normal" style:font-style-complex="normal"/>
    </style:style>
    <style:style style:name="P12" style:family="paragraph" style:parent-style-name="Standard">
      <style:text-properties fo:font-style="normal" officeooo:rsid="004f44b7" officeooo:paragraph-rsid="004f44b7" style:font-style-asian="normal" style:font-style-complex="normal"/>
    </style:style>
    <style:style style:name="P13" style:family="paragraph" style:parent-style-name="Standard">
      <style:text-properties fo:font-style="normal" officeooo:rsid="0051ac8c" officeooo:paragraph-rsid="0051ac8c" style:font-style-asian="normal" style:font-style-complex="normal"/>
    </style:style>
    <style:style style:name="P14" style:family="paragraph" style:parent-style-name="Standard">
      <style:text-properties fo:font-style="normal" officeooo:rsid="0051ac8c" officeooo:paragraph-rsid="0050e94f" style:font-style-asian="normal" style:font-style-complex="normal"/>
    </style:style>
    <style:style style:name="P15" style:family="paragraph" style:parent-style-name="Standard">
      <style:text-properties fo:font-style="italic" officeooo:rsid="004f44b7" officeooo:paragraph-rsid="004f44b7" style:font-style-asian="italic" style:font-style-complex="italic"/>
    </style:style>
    <style:style style:name="P16" style:family="paragraph" style:parent-style-name="Standard">
      <style:text-properties fo:font-style="italic" officeooo:rsid="0050e94f" officeooo:paragraph-rsid="0050e94f" style:font-style-asian="italic" style:font-style-complex="italic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officeooo:rsid="004b4c50" officeooo:paragraph-rsid="004b4c50" style:font-style-asian="normal" style:font-style-complex="normal"/>
    </style:style>
    <style:style style:name="T1" style:family="text">
      <style:text-properties officeooo:rsid="003e47cb"/>
    </style:style>
    <style:style style:name="T2" style:family="text">
      <style:text-properties officeooo:rsid="0047fc78"/>
    </style:style>
    <style:style style:name="T3" style:family="text">
      <style:text-properties officeooo:rsid="004bf9d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51a1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ce 7 : </text:p>
      <text:p text:style-name="P1">ajouter une option 6 : tri contenu d'un fichier numérique dans l'ordre décroissant </text:p>
      <text:p text:style-name="P1">ajouter une option <text:span text:style-name="T1">7 : concaténation de deux fichier</text:span></text:p>
      <text:p text:style-name="P2">ajouter une option 6 : <text:span text:style-name="T1">(bonus) calcul du nombre d’occurrences d'un mot dans un fichier (avec grep et wc)</text:span></text:p>
      <text:p text:style-name="P2"/>
      <text:p text:style-name="P3">effacer contenu variable : unset(var);</text:p>
      <text:p text:style-name="P3"/>
      <text:p text:style-name="P3">variables d'environnement : HOME, DISPLAY, PWD </text:p>
      <text:p text:style-name="P3"/>
      <text:p text:style-name="P4">echo $HOME → /home/gaetan</text:p>
      <text:p text:style-name="P4"/>
      <text:p text:style-name="P4">echo $PATH : donne tous les chemins qui contiennent des exécutables</text:p>
      <text:p text:style-name="P4"/>
      <text:p text:style-name="P4">export MANPATH="/usr/share/docs"</text:p>
      <text:p text:style-name="P4"/>
      <text:p text:style-name="P4">env : durée de vie</text:p>
      <text:p text:style-name="P4"/>
      <text:p text:style-name="P4">env var='a' varvar</text:p>
      <text:p text:style-name="P4"/>
      <text:p text:style-name="P4">$? : dernière commande exécutée</text:p>
      <text:p text:style-name="P4">$$ : Pid</text:p>
      <text:p text:style-name="P4"/>
      <text:p text:style-name="P4">fichiers lus au moment de la connexion au système pour le partiel ( /etc/profile )</text:p>
      <text:p text:style-name="P4"/>
      <text:p text:style-name="P4">/etc concerne tous les utilisateurs</text:p>
      <text:p text:style-name="P4"/>
      <text:p text:style-name="P5">var=1</text:p>
      <text:p text:style-name="P5">echo '$var = 1' → $var = 1</text:p>
      <text:p text:style-name="P5">echo "$var = 1" → 1 = 1</text:p>
      <text:p text:style-name="P5"/>
      <text:p text:style-name="P5">connaître expr pour le partie<text:span text:style-name="T2">l</text:span></text:p>
      <text:p text:style-name="P5"/>
      <text:p text:style-name="P5"/>
      <text:p text:style-name="P9">TP 2 : </text:p>
      <text:p text:style-name="P6"/>
      <text:p text:style-name="P6">1) PATH=/home/gaetan/<text:span text:style-name="T3">scripts</text:span></text:p>
      <text:p text:style-name="P6"/>
      <text:p text:style-name="P7">2) echo 'Nous sommes en TP'</text:p>
      <text:p text:style-name="P7">chmod +x script.sh</text:p>
      <text:p text:style-name="P11"/>
      <text:p text:style-name="P17"/>
      <text:p text:style-name="P6"/>
      <text:p text:style-name="P12">umask</text:p>
      <text:p text:style-name="P15">id<text:span text:style-name="T4"> donne les groupes auxquels l'user appartient. </text:span></text:p>
      <text:p text:style-name="P15"/>
      <text:p text:style-name="P15"><text:span text:style-name="T4">uid, gid, newgrp chef</text:span></text:p>
      <text:p text:style-name="P15"/>
      <text:p text:style-name="P15">groupadd</text:p>
      <text:p text:style-name="P15"/>
      <text:p text:style-name="P15">groups <text:span text:style-name="T4">affiche les groupes auxquels appartient l'user</text:span></text:p>
      <text:p text:style-name="P15"/>
      <text:p text:style-name="P15">gpasswd <text:s text:c="3"/>-a / -d <text:s/>/ -A <text:s text:c="3"/>utilisateur<text:span text:style-name="T5">_à_ajouter_au_groupe</text:span> <text:s text:c="2"/><text:span text:style-name="T5">nom_</text:span>groupe </text:p>
      <text:p text:style-name="P15"/>
      <text:p text:style-name="P12">Les fichiers de configuration seront au partiel</text:p>
      <text:p text:style-name="P15"/>
      <text:p text:style-name="P16">pwconv / pwunconv <text:span text:style-name="T5">(écrire dans /etc/shadow)</text:span></text:p>
      <text:p text:style-name="P14"/>
      <text:p text:style-name="P13">droits_dossier = 777 - umask</text:p>
      <text:p text:style-name="P13"/>
      <text:p text:style-name="P13">droits_fichier = 666 - umask</text:p>
      <text:p text:style-name="P13"/>
      <text:p text:style-name="P13">666 - r-- = umask</text:p>
      <text:p text:style-name="P13"/>
      <text:p text:style-name="P13">666 - 400 = umask</text:p>
      <text:p text:style-name="P13"/>
      <text:p text:style-name="P13">266 = umask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02-08T11:17:46.986805838</dc:date>
    <meta:editing-duration>PT14H46M32S</meta:editing-duration>
    <meta:editing-cycles>71</meta:editing-cycles>
    <meta:document-statistic meta:table-count="0" meta:image-count="0" meta:object-count="0" meta:page-count="2" meta:paragraph-count="36" meta:word-count="208" meta:character-count="1217" meta:non-whitespace-character-count="1030"/>
  </office:meta>
</office:document-meta>
</file>